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509cm" fo:min-width="6.25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51cm" fo:min-width="0.00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25cm" fo:min-width="5.94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4.179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963cm" fo:min-width="1.713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draw:stroke="dash" draw:stroke-dash="Штрих_20_точка" draw:fill="none" draw:textarea-vertical-align="middle"/>
    </style:style>
    <style:style style:name="gr10" style:family="graphic" style:parent-style-name="standard">
      <style:graphic-properties svg:stroke-width="0.035cm" svg:stroke-color="#000000" draw:marker-start="Arrow_20_concave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6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5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5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691cm"/>
    </style:style>
    <style:style style:name="gr15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style:font-name="Bitstream Charter" fo:font-size="12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Bitstream Charter" fo:font-style="italic" style:font-size-asian="10pt" style:font-style-asian="italic" style:font-size-complex="10pt" style:font-style-complex="italic"/>
    </style:style>
    <style:style style:name="T2" style:family="text">
      <style:text-properties style:font-name="Bitstream Charter" fo:font-size="8pt" fo:font-style="italic" style:font-size-asian="8pt" style:font-style-asian="italic" style:font-size-complex="8pt" style:font-style-complex="italic"/>
    </style:style>
    <style:style style:name="T3" style:family="text">
      <style:text-properties style:text-position="33% 58%" style:font-name="Bitstream Charter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215cm" svg:y1="7.1cm" svg:x2="7.958cm" svg:y2="7.1cm">
          <text:p/>
        </draw:line>
        <draw:custom-shape draw:style-name="gr2" draw:text-style-name="P2" draw:layer="layout" svg:width="6.757cm" svg:height="0.759cm" svg:x="1.2cm" svg:y="7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34cm" svg:height="0.733cm" svg:x="1.615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34cm" svg:height="0.733cm" svg:x="6.785cm" svg:y="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458cm" svg:height="0.293cm" svg:x="1.347cm" svg:y="5.9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97cm" svg:height="0.147cm" svg:x="2.227cm" svg:y="5.7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21cm" svg:y1="5.796cm" svg:x2="2.521cm" svg:y2="2.127cm">
          <text:p/>
        </draw:line>
        <draw:line draw:style-name="gr1" draw:text-style-name="P1" draw:layer="layout" svg:x1="6.63cm" svg:y1="5.796cm" svg:x2="6.63cm" svg:y2="2.127cm">
          <text:p/>
        </draw:line>
        <draw:custom-shape draw:style-name="gr6" draw:text-style-name="P4" draw:layer="layout" svg:width="3.155cm" svg:height="3.155cm" svg:x="2.961cm" svg:y="2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7" draw:text-style-name="P5" draw:layer="layout" svg:width="2.641cm" svg:height="1.467cm" svg:x="3.271cm" svg:y="1.541cm" draw:kind="arc" draw:start-angle="34.9" draw:end-angle="148.06">
          <text:p/>
        </draw:ellipse>
        <draw:path draw:style-name="gr1" draw:text-style-name="P1" draw:layer="layout" svg:width="0.979cm" svg:height="0.273cm" svg:x="2.517cm" svg:y="1.863cm" svg:viewBox="0 0 980 274" svg:d="M0 274c776 0 980-274 980-274">
          <text:p/>
        </draw:path>
        <draw:path draw:style-name="gr1" draw:text-style-name="P1" draw:layer="layout" svg:width="0.966cm" svg:height="0.271cm" svg:x="5.674cm" svg:y="1.851cm" svg:viewBox="0 0 967 272" svg:d="M967 272c-776 0-967-272-967-272">
          <text:p/>
        </draw:path>
        <draw:line draw:style-name="gr1" draw:text-style-name="P1" draw:layer="layout" svg:x1="2.116cm" svg:y1="6.389cm" svg:x2="2.225cm" svg:y2="6.233cm">
          <text:p/>
        </draw:line>
        <draw:line draw:style-name="gr1" draw:text-style-name="P1" draw:layer="layout" svg:x1="1.852cm" svg:y1="6.394cm" svg:x2="1.743cm" svg:y2="6.238cm">
          <text:p/>
        </draw:line>
        <draw:line draw:style-name="gr1" draw:text-style-name="P1" draw:layer="layout" svg:x1="2.116cm" svg:y1="6.389cm" svg:x2="2.225cm" svg:y2="6.233cm">
          <text:p/>
        </draw:line>
        <draw:line draw:style-name="gr1" draw:text-style-name="P1" draw:layer="layout" svg:x1="1.852cm" svg:y1="6.394cm" svg:x2="1.743cm" svg:y2="6.238cm">
          <text:p/>
        </draw:line>
        <draw:line draw:style-name="gr1" draw:text-style-name="P1" draw:layer="layout" svg:x1="2.116cm" svg:y1="6.389cm" svg:x2="2.225cm" svg:y2="6.233cm">
          <text:p/>
        </draw:line>
        <draw:line draw:style-name="gr1" draw:text-style-name="P1" draw:layer="layout" svg:x1="7.049cm" svg:y1="6.384cm" svg:x2="6.94cm" svg:y2="6.228cm">
          <text:p/>
        </draw:line>
        <draw:line draw:style-name="gr1" draw:text-style-name="P1" draw:layer="layout" svg:x1="7.247cm" svg:y1="6.393cm" svg:x2="7.356cm" svg:y2="6.237cm">
          <text:p/>
        </draw:line>
        <draw:custom-shape draw:style-name="gr8" draw:text-style-name="P3" draw:layer="layout" svg:width="0.146cm" svg:height="0.146cm" svg:x="7.071cm" svg:y="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46cm" svg:height="0.146cm" svg:x="1.912cm" svg:y="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.2cm" svg:y1="3.742cm" svg:x2="7.805cm" svg:y2="3.742cm">
          <text:p/>
        </draw:line>
        <draw:line draw:style-name="gr9" draw:text-style-name="P1" draw:layer="layout" svg:x1="4.576cm" svg:y1="1.1cm" svg:x2="4.576cm" svg:y2="7.998cm">
          <text:p/>
        </draw:line>
        <draw:line draw:style-name="gr1" draw:text-style-name="P1" draw:layer="layout" svg:x1="4.576cm" svg:y1="3.742cm" svg:x2="5.906cm" svg:y2="4.51cm">
          <text:p/>
        </draw:line>
        <draw:ellipse draw:style-name="gr10" draw:text-style-name="P6" draw:layer="layout" svg:width="2.347cm" svg:height="2.349cm" svg:x="3.402cm" svg:y="2.568cm" draw:kind="arc" draw:start-angle="60" draw:end-angle="120">
          <text:p/>
        </draw:ellipse>
        <draw:custom-shape draw:style-name="gr8" draw:text-style-name="P3" draw:layer="layout" svg:width="0.148cm" svg:height="0.147cm" svg:x="4.502cm" svg:y="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104cm" svg:height="1.003cm" svg:x="3.91cm" svg:y="3.612cm">
          <draw:text-box>
            <text:p text:style-name="P7"><text:span text:style-name="T1">O</text:span></text:p>
          </draw:text-box>
        </draw:frame>
        <draw:frame draw:style-name="gr12" draw:text-style-name="P8" draw:layer="layout" svg:width="1.048cm" svg:height="1.002cm" svg:x="5.678cm" svg:y="4.25cm">
          <draw:text-box>
            <text:p text:style-name="P7"><text:span text:style-name="T1">A</text:span></text:p>
          </draw:text-box>
        </draw:frame>
        <draw:frame draw:style-name="gr13" draw:text-style-name="P8" draw:layer="layout" svg:width="1.041cm" svg:height="1.002cm" svg:x="6.037cm" svg:y="3.089cm">
          <draw:text-box>
            <text:p text:style-name="P7"><text:span text:style-name="T1">B</text:span></text:p>
          </draw:text-box>
        </draw:frame>
        <draw:frame draw:style-name="gr14" draw:text-style-name="P9" draw:layer="layout" svg:width="1.191cm" svg:height="0.809cm" svg:x="5.046cm" svg:y="3.662cm">
          <draw:text-box>
            <text:p><text:span text:style-name="T2">30</text:span><text:span text:style-name="T3">o</text:span></text:p>
          </draw:text-box>
        </draw:frame>
        <draw:ellipse draw:style-name="gr15" draw:text-style-name="P6" draw:layer="layout" svg:width="2.509cm" svg:height="2.39cm" svg:x="3.38cm" svg:y="2.611cm" draw:kind="arc" draw:start-angle="330.19" draw:end-angle="3.01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6T16:23:26.273610427</dc:date>
    <meta:editing-duration>PT1H3M18S</meta:editing-duration>
    <meta:editing-cycles>14</meta:editing-cycles>
    <meta:document-statistic meta:object-count="31"/>
  </office:meta>
</office:document-meta>
</file>